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3d7b7b" loext:opacity="100%" fo:font-style="italic"/>
    </style:style>
    <style:style style:name="T3" style:family="text">
      <style:text-properties fo:color="#008000" loext:opacity="100%" fo:font-weight="bold"/>
    </style:style>
    <style:style style:name="T4" style:family="text">
      <style:text-properties fo:color="#bbbbbb" loext:opacity="100%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bbbbbb" loext:opacity="100%" fo:font-style="normal" style:text-underline-style="none" fo:font-weight="normal"/>
    </style:style>
    <style:style style:name="T10" style:family="text">
      <style:text-properties fo:color="#ba212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&lt;bits/stdc++.h&gt;</text:span></text:p>
      <text:p text:style-name="P1"><text:span text:style-name="T3">using</text:span><text:span text:style-name="T4"> </text:span><text:span text:style-name="T3">namespace</text:span><text:span text:style-name="T4"> </text:span><text:span text:style-name="T5">std</text:span><text:span text:style-name="T6">;</text:span></text:p>
      <text:p text:style-name="P2"/>
      <text:p text:style-name="P1"><text:span text:style-name="T3">auto</text:span><text:span text:style-name="T4"> </text:span><text:span text:style-name="T6">performOperation(</text:span><text:span text:style-name="T3">const</text:span><text:span text:style-name="T4"> </text:span><text:span text:style-name="T7">int</text:span><text:span text:style-name="T4"> </text:span><text:span text:style-name="T6">operand1,</text:span><text:span text:style-name="T3">const</text:span><text:span text:style-name="T4"> </text:span><text:span text:style-name="T7">int</text:span><text:span text:style-name="T4"> </text:span><text:span text:style-name="T6">operand2,</text:span><text:span text:style-name="T4"> </text:span><text:span text:style-name="T3">const</text:span><text:span text:style-name="T4"> </text:span><text:span text:style-name="T7">char</text:span><text:span text:style-name="T4"> </text:span><text:span text:style-name="T8">&amp;</text:span><text:span text:style-name="T6">operation)</text:span></text:p>
      <text:p text:style-name="P3">{<text:span text:style-name="T9"/></text:p>
      <text:p text:style-name="P1"><text:span text:style-name="T4"><text:s text:c="4"/></text:span><text:span text:style-name="T3">switch</text:span><text:span text:style-name="T6">(operation)</text:span></text:p>
      <text:p text:style-name="P1"><text:span text:style-name="T4"><text:s text:c="4"/></text:span><text:span text:style-name="T6">{</text:span></text:p>
      <text:p text:style-name="P1"><text:span text:style-name="T4"><text:s text:c="4"/></text:span><text:span text:style-name="T3">case</text:span><text:span text:style-name="T4"> </text:span><text:span text:style-name="T10">'+'</text:span><text:span text:style-name="T6">:</text:span></text:p>
      <text:p text:style-name="P1"><text:span text:style-name="T4"><text:s text:c="8"/></text:span><text:span text:style-name="T3">return</text:span><text:span text:style-name="T4"> </text:span><text:span text:style-name="T6">operand1</text:span><text:span text:style-name="T4"> </text:span><text:span text:style-name="T8">+</text:span><text:span text:style-name="T4"> </text:span><text:span text:style-name="T6">operand2;</text:span></text:p>
      <text:p text:style-name="P1"><text:span text:style-name="T4"><text:s text:c="4"/></text:span><text:span text:style-name="T3">case</text:span><text:span text:style-name="T4"> </text:span><text:span text:style-name="T10">'-'</text:span><text:span text:style-name="T6">:</text:span></text:p>
      <text:p text:style-name="P1"><text:span text:style-name="T4"><text:s text:c="8"/></text:span><text:span text:style-name="T3">return</text:span><text:span text:style-name="T4"> </text:span><text:span text:style-name="T6">operand1</text:span><text:span text:style-name="T4"> </text:span><text:span text:style-name="T8">-</text:span><text:span text:style-name="T4"> </text:span><text:span text:style-name="T6">operand2;</text:span></text:p>
      <text:p text:style-name="P1"><text:span text:style-name="T4"><text:s text:c="4"/></text:span><text:span text:style-name="T3">case</text:span><text:span text:style-name="T4"> </text:span><text:span text:style-name="T10">'/'</text:span><text:span text:style-name="T6">:</text:span></text:p>
      <text:p text:style-name="P1"><text:span text:style-name="T4"><text:s text:c="8"/></text:span><text:span text:style-name="T3">return</text:span><text:span text:style-name="T4"> </text:span><text:span text:style-name="T6">operand1</text:span><text:span text:style-name="T4"> </text:span><text:span text:style-name="T8">/</text:span><text:span text:style-name="T4"> </text:span><text:span text:style-name="T6">operand2;</text:span></text:p>
      <text:p text:style-name="P1"><text:span text:style-name="T4"><text:s text:c="4"/></text:span><text:span text:style-name="T3">case</text:span><text:span text:style-name="T4"> </text:span><text:span text:style-name="T10">'*'</text:span><text:span text:style-name="T6">:</text:span></text:p>
      <text:p text:style-name="P1"><text:span text:style-name="T4"><text:s text:c="8"/></text:span><text:span text:style-name="T3">return</text:span><text:span text:style-name="T4"> </text:span><text:span text:style-name="T6">operand1</text:span><text:span text:style-name="T4"> </text:span><text:span text:style-name="T8">*</text:span><text:span text:style-name="T4"> </text:span><text:span text:style-name="T6">operand2;</text:span></text:p>
      <text:p text:style-name="P1"><text:span text:style-name="T4"><text:s text:c="4"/></text:span><text:span text:style-name="T3">default</text:span><text:span text:style-name="T8">:</text:span></text:p>
      <text:p text:style-name="P1"><text:span text:style-name="T4"><text:s text:c="8"/></text:span><text:span text:style-name="T3">return</text:span><text:span text:style-name="T4"> </text:span><text:span text:style-name="T8">0</text:span><text:span text:style-name="T6">;</text:span></text:p>
      <text:p text:style-name="P1"><text:span text:style-name="T4"><text:s text:c="4"/></text:span><text:span text:style-name="T6">}</text:span></text:p>
      <text:p text:style-name="P2"/>
      <text:p text:style-name="P3">}<text:span text:style-name="T9"/></text:p>
      <text:p text:style-name="P2"/>
      <text:p text:style-name="P1"><text:span text:style-name="T3">auto</text:span><text:span text:style-name="T4"> </text:span><text:span text:style-name="T6">evaluatePostfixExpression(</text:span><text:span text:style-name="T3">const</text:span><text:span text:style-name="T4"> </text:span><text:span text:style-name="T6">string</text:span><text:span text:style-name="T4"> </text:span><text:span text:style-name="T8">&amp;</text:span><text:span text:style-name="T6">expression)</text:span></text:p>
      <text:p text:style-name="P3">{<text:span text:style-name="T9"/></text:p>
      <text:p text:style-name="P1"><text:span text:style-name="T4"><text:s text:c="4"/></text:span><text:span text:style-name="T6">stack</text:span><text:span text:style-name="T8">&lt;</text:span><text:span text:style-name="T7">int</text:span><text:span text:style-name="T8">&gt;</text:span><text:span text:style-name="T4"> </text:span><text:span text:style-name="T6">stack;</text:span></text:p>
      <text:p text:style-name="P1"><text:span text:style-name="T4"><text:s text:c="4"/></text:span><text:span text:style-name="T3">for</text:span><text:span text:style-name="T6">(</text:span><text:span text:style-name="T3">auto</text:span><text:span text:style-name="T4"> </text:span><text:span text:style-name="T6">c</text:span><text:span text:style-name="T8">:</text:span><text:span text:style-name="T6">expression)</text:span></text:p>
      <text:p text:style-name="P1"><text:span text:style-name="T4"><text:s text:c="4"/></text:span><text:span text:style-name="T6">{</text:span></text:p>
      <text:p text:style-name="P1"><text:span text:style-name="T4"><text:s text:c="8"/></text:span><text:span text:style-name="T3">if</text:span><text:span text:style-name="T6">(isdigit(c))</text:span></text:p>
      <text:p text:style-name="P1"><text:span text:style-name="T4"><text:s text:c="8"/></text:span><text:span text:style-name="T6">{</text:span></text:p>
      <text:p text:style-name="P1"><text:span text:style-name="T4"><text:s text:c="12"/></text:span><text:span text:style-name="T6">stack.push(c</text:span><text:span text:style-name="T8">-</text:span><text:span text:style-name="T10">'0'</text:span><text:span text:style-name="T6">);</text:span></text:p>
      <text:p text:style-name="P1"><text:span text:style-name="T4"><text:s text:c="8"/></text:span><text:span text:style-name="T6">}</text:span></text:p>
      <text:p text:style-name="P1"><text:span text:style-name="T4"><text:s text:c="8"/></text:span><text:span text:style-name="T3">else</text:span></text:p>
      <text:p text:style-name="P1"><text:span text:style-name="T4"><text:s text:c="8"/></text:span><text:span text:style-name="T6">{</text:span></text:p>
      <text:p text:style-name="P1"><text:span text:style-name="T4"><text:s text:c="12"/></text:span><text:span text:style-name="T3">auto</text:span><text:span text:style-name="T4"> </text:span><text:span text:style-name="T6">operand2</text:span><text:span text:style-name="T4"> </text:span><text:span text:style-name="T8">=</text:span><text:span text:style-name="T4"> </text:span><text:span text:style-name="T6">stack.top();</text:span></text:p>
      <text:p text:style-name="P1"><text:span text:style-name="T4"><text:s text:c="12"/></text:span><text:span text:style-name="T6">stack.pop();</text:span></text:p>
      <text:p text:style-name="P1"><text:span text:style-name="T4"><text:s text:c="12"/></text:span><text:span text:style-name="T3">auto</text:span><text:span text:style-name="T4"> </text:span><text:span text:style-name="T6">operand1</text:span><text:span text:style-name="T4"> </text:span><text:span text:style-name="T8">=</text:span><text:span text:style-name="T4"> </text:span><text:span text:style-name="T6">stack.top();</text:span></text:p>
      <text:p text:style-name="P1"><text:span text:style-name="T4"><text:s text:c="12"/></text:span><text:span text:style-name="T6">stack.pop();</text:span></text:p>
      <text:p text:style-name="P1"><text:span text:style-name="T4"><text:s text:c="12"/></text:span><text:span text:style-name="T3">auto</text:span><text:span text:style-name="T4"> </text:span><text:span text:style-name="T6">result</text:span><text:span text:style-name="T4"> </text:span><text:span text:style-name="T8">=</text:span><text:span text:style-name="T4"> </text:span><text:span text:style-name="T6">performOperation(operand1,</text:span><text:span text:style-name="T4"> </text:span><text:span text:style-name="T6">operand2,c);</text:span></text:p>
      <text:p text:style-name="P1"><text:span text:style-name="T4"><text:s text:c="12"/></text:span><text:span text:style-name="T6">stack.push(result);</text:span></text:p>
      <text:p text:style-name="P1"><text:span text:style-name="T4"><text:s text:c="8"/></text:span><text:span text:style-name="T6">}</text:span></text:p>
      <text:p text:style-name="P1"><text:span text:style-name="T4"><text:s text:c="4"/></text:span><text:span text:style-name="T6">}</text:span></text:p>
      <text:p text:style-name="P1"><text:span text:style-name="T4"><text:s text:c="4"/></text:span><text:span text:style-name="T3">if</text:span><text:span text:style-name="T6">(stack.size()</text:span><text:span text:style-name="T8">&gt;1</text:span><text:span text:style-name="T6">)</text:span><text:span text:style-name="T4"> </text:span><text:span text:style-name="T6">cout</text:span><text:span text:style-name="T4"> </text:span><text:span text:style-name="T8">&lt;&lt;</text:span><text:span text:style-name="T4"> </text:span><text:span text:style-name="T10">"There are more than 1 elements"</text:span><text:span text:style-name="T4"> </text:span><text:span text:style-name="T8">&lt;&lt;</text:span><text:span text:style-name="T4"> </text:span><text:span text:style-name="T6">endl;</text:span></text:p>
      <text:p text:style-name="P1"><text:soft-page-break/><text:span text:style-name="T4"><text:s text:c="4"/></text:span><text:span text:style-name="T3">return</text:span><text:span text:style-name="T4"> </text:span><text:span text:style-name="T6">stack.top();</text:span></text:p>
      <text:p text:style-name="P3">}<text:span text:style-name="T9"/></text:p>
      <text:p text:style-name="P2"/>
      <text:p text:style-name="P2"/>
      <text:p text:style-name="P1"><text:span text:style-name="T7">int</text:span><text:span text:style-name="T4"> </text:span><text:span text:style-name="T6">main()</text:span></text:p>
      <text:p text:style-name="P3">{<text:span text:style-name="T9"/></text:p>
      <text:p text:style-name="P1"><text:span text:style-name="T4"><text:s text:c="4"/></text:span><text:span text:style-name="T6">string</text:span><text:span text:style-name="T4"> </text:span><text:span text:style-name="T6">expression;</text:span></text:p>
      <text:p text:style-name="P1"><text:span text:style-name="T4"><text:s text:c="4"/></text:span><text:span text:style-name="T6">cin</text:span><text:span text:style-name="T4"> </text:span><text:span text:style-name="T8">&gt;&gt;</text:span><text:span text:style-name="T4"> </text:span><text:span text:style-name="T6">expression;</text:span></text:p>
      <text:p text:style-name="P1"><text:span text:style-name="T4"><text:s text:c="4"/></text:span><text:span text:style-name="T7">int</text:span><text:span text:style-name="T4"> </text:span><text:span text:style-name="T6">result</text:span><text:span text:style-name="T4"> </text:span><text:span text:style-name="T8">=</text:span><text:span text:style-name="T4"> </text:span><text:span text:style-name="T6">evaluatePostfixExpression(expression);</text:span></text:p>
      <text:p text:style-name="P1"><text:span text:style-name="T4"><text:s text:c="4"/></text:span><text:span text:style-name="T6">cout</text:span><text:span text:style-name="T4"> </text:span><text:span text:style-name="T8">&lt;&lt;</text:span><text:span text:style-name="T4"> </text:span><text:span text:style-name="T10">"Result of Postfix Expression "</text:span><text:span text:style-name="T4"> </text:span><text:span text:style-name="T8">&lt;&lt;</text:span><text:span text:style-name="T6">expression</text:span><text:span text:style-name="T4"> </text:span><text:span text:style-name="T8">&lt;&lt;</text:span><text:span text:style-name="T4"> </text:span><text:span text:style-name="T10">" is: "</text:span><text:span text:style-name="T8">&lt;&lt;</text:span><text:span text:style-name="T4"> </text:span><text:span text:style-name="T6">result</text:span><text:span text:style-name="T4"> </text:span><text:span text:style-name="T8">&lt;&lt;</text:span><text:span text:style-name="T6">endl;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09:10:41.675000000</meta:creation-date>
    <dc:date>2024-11-02T09:11:16.319000000</dc:date>
    <meta:editing-duration>PT34S</meta:editing-duration>
    <meta:editing-cycles>1</meta:editing-cycles>
    <meta:document-statistic meta:table-count="0" meta:image-count="0" meta:object-count="0" meta:page-count="2" meta:paragraph-count="47" meta:word-count="120" meta:character-count="1109" meta:non-whitespace-character-count="792"/>
    <meta:generator>LibreOffice/24.8.2.1$Windows_X86_64 LibreOffice_project/0f794b6e29741098670a3b95d60478a65d05ef13</meta:generator>
  </office:meta>
</office:document-meta>
</file>